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Edward fit une petite moue peu convaincue lorsque Naoto lui donna son ressenti sur la démarche l'ayant amené à effectuer ce stage. C'était peut-être un angle intéressant mais honnêtement, jusqu'à présent le blondin avait beaucoup de mal à imaginer en quoi remplir de la paperasse et des tasses de café allait l'aider à mieux appréhender le métier d'avocat. Et en fait, il espérait que ce ne soit pas le cas sinon il risquait fort de mourir d'ennui en empruntant cette voie. La dernière phrase de la jeune femme lui tira cependant un petit sourire en coin.</text:p>
      <text:p text:style-name="Standard"/>
      <text:p text:style-name="Standard">-C'est sûr. Surtout que le monde de la magistrature n'est pas vraiment passionnant d'un point de vue extérieur.</text:p>
      <text:p text:style-name="Standard"/>
      <text:p text:style-name="Standard">Elle lui posa ensuite une question à laquelle il aurait peut-être mieux fait de réfléchir avant de répondre. Ce qu'il pensait du travail de policier ? Très franchement, pas grand chose. L'étudiant respectait les inspecteurs avec lesquels il travaillait parce qu'ils représentaient ce en quoi il avait toujours cru : la justice, l'application de la loi et donc le respect de l'équilibre de ce monde. Cependant il fallait se rendre à l'évidence : ils n'étaient pas des héros et leur quotidien était en moyenne aussi ennuyeux que celui du commun des mortels. Cela sans parler du fait qu'ils n'étaient pas toujours très fins, voire même parfois grossiers.</text:p>
      <text:p text:style-name="Standard"/>
      <text:p text:style-name="Standard">-Eh bien... Pour être honnête, c'est moins palpitant qu'on pourrait le croire. Beaucoup de paperasse, de prises de notes et d'attente... Dit comme ça, on peut comprendre pourquoi nos profs nous y envoient en stage tellement ça ressemble à nos métiers... Après c'est peut-être parce que je suis seulement stagiaire, du coup <text:span text:style-name="T1">je ne participe pas aux opérations avec de l'action.</text:span></text:p>
      <text:p text:style-name="Standard"><text:span text:style-name="T1"/></text:p>
      <text:p text:style-name="Standard"><text:span text:style-name="T1">Il avait parlé franchement, sans chercher à la vexer ou à faire le blasé. Mais définitivement, les journées étaient longues pour un esprit aussi volage que le sien.</text:span></text:p>
      <text:p text:style-name="Standard"><text:span text:style-name="T1"/></text:p>
      <text:p text:style-name="Standard"><text:span text:style-name="T1">-Mais vous, pourquoi vous avez quitté la police ? Vous faites quoi mainten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8T01:01:00.16</dc:date>
    <meta:editing-duration>PT6H59M17S</meta:editing-duration>
    <meta:editing-cycles>321</meta:editing-cycles>
    <meta:generator>OpenOffice/4.1.2$Win32 OpenOffice.org_project/412m3$Build-9782</meta:generator>
    <meta:document-statistic meta:table-count="0" meta:image-count="0" meta:object-count="0" meta:page-count="4" meta:paragraph-count="23" meta:word-count="1889" meta:character-count="11308"/>
  </office:meta>
</office:document-meta>
</file>